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4" style:family="paragraph" style:parent-style-name="Standard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80</dc:date><text:p text:style-name="P19"><text:span text:style-name="T3">1.2 : 1 ==&gt; 3</text:span></text:p></office:annotation>1.2<office:annotation-end office:name="__Annotation__381_1576786421"/>-t<office:annotation office:name="__Annotation__382_1576786421"><dc:creator>iwabuchi ken</dc:creator><dc:date>2021-07-18T11:33:52.81</dc:date><text:p text:style-name="P19"><text:span text:style-name="T3">korean “u” sound, like in “</text:span><text:span text:style-name="T3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23</dc:date><text:p text:style-name="P19"><text:span text:style-name="T3">chinese “</text:span><text:span text:style-name="T3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>RE</text:p>
          </table:table-cell>
          <table:table-cell table:style-name="表23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/>
      <text:p text:style-name="P6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1"/>
          </table:table-cell>
          <table:table-cell table:style-name="表24.A1" table:number-rows-spanned="2" office:value-type="string">
            <text:p text:style-name="P9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1"/>
          </table:table-cell>
          <table:table-cell table:style-name="表25.A1" table:number-rows-spanned="2" office:value-type="string">
            <text:p text:style-name="P9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/>
      <text:p text:style-name="P6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1"/>
          </table:table-cell>
          <table:table-cell table:style-name="表26.A1" table:number-rows-spanned="2" office:value-type="string">
            <text:p text:style-name="P9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6"/>
      <text:p text:style-name="P6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1"/>
          </table:table-cell>
          <table:table-cell table:style-name="表27.A1" table:number-rows-spanned="2" office:value-type="string">
            <text:p text:style-name="P9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6"/>
      <text:p text:style-name="P6"/>
      <text:p text:style-name="P10">@@@</text:p>
      <text:p text:style-name="P6"><text:soft-page-break/>---------------------------------------</text:p>
      <text:p text:style-name="P6"/>
      <text:p text:style-name="P6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1"/>
          </table:table-cell>
          <table:table-cell table:style-name="表28.A1" table:number-rows-spanned="2" office:value-type="string">
            <text:p text:style-name="P9">aaa</text:p>
          </table:table-cell>
          <table:table-cell table:style-name="表28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2"/>
          </table:table-cell>
        </table:table-row>
      </table:table>
      <text:p text:style-name="P6"/>
      <text:p text:style-name="P6"/>
      <text:p text:style-name="P6">==================== TEMPLATE</text:p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>=====================</text:p>
      <text:p text:style-name="P6">%%</text:p>
      <text:p text:style-name="P6"><text:soft-page-break/></text:p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 (h6-niom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12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12">ne5[any</text:p>
            </table:table-cell>
          </table:table-row>
          <table:table-row>
            <table:table-cell table:style-name="表20.A2" office:value-type="string">
              <text:p text:style-name="P9">អ្នក</text:p>
            </table:table-cell>
            <table:table-cell table:style-name="表20.B2" office:value-type="string">
              <text:p text:style-name="P2">nia6_k:you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12">pui6</text:p>
            </table:table-cell>
          </table:table-row>
          <table:table-row>
            <table:table-cell table:style-name="表20.A2" office:value-type="string">
              <text:p text:style-name="P9">ម្រា</text:p>
            </table:table-cell>
            <table:table-cell table:style-name="表20.B2" office:value-type="string">
              <text:p text:style-name="P12">rae4</text:p>
            </table:table-cell>
          </table:table-row>
          <table:table-row>
            <table:table-cell table:style-name="表20.A2" office:value-type="string">
              <text:p text:style-name="P9">ស</text:p>
            </table:table-cell>
            <table:table-cell table:style-name="表20.B2" office:value-type="string">
              <text:p text:style-name="P12">sam3</text:p>
            </table:table-cell>
          </table:table-row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12">tae6</text:p>
            </table:table-cell>
          </table:table-row>
          <table:table-row>
            <table:table-cell table:style-name="表20.A2" office:value-type="string">
              <text:p text:style-name="P9">ទៅ</text:p>
            </table:table-cell>
            <table:table-cell table:style-name="表20.B2" office:value-type="string">
              <text:p text:style-name="P14">tou5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><text:soft-page-break/></text:p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14T09:46:24.44</dc:date>
    <dc:creator>iwabuchi ken</dc:creator>
    <meta:editing-duration>PT3H58M32S</meta:editing-duration>
    <meta:editing-cycles>54</meta:editing-cycles>
    <meta:generator>OpenOffice/4.1.3$Win32 OpenOffice.org_project/413m1$Build-9783</meta:generator>
    <meta:document-statistic meta:table-count="28" meta:image-count="0" meta:object-count="0" meta:page-count="14" meta:paragraph-count="150" meta:word-count="864" meta:character-count="5357"/>
  </office:meta>
</office:document-meta>
</file>